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T7" style:parent-style-name="Policepardéfaut" style:family="text">
      <style:text-properties fo:language="en" fo:country="GB"/>
    </style:style>
    <style:style style:name="P8" style:parent-style-name="Standard" style:family="paragraph">
      <style:paragraph-properties fo:text-align="center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Rapport Technique</text:p>
      <text:p text:style-name="Standard">Auteurs :<text:s/>OUAICHOUCHE</text:p>
      <text:p text:style-name="Standard"/>
      <text:p text:style-name="Standard">Thème : Projet Rézozio</text:p>
      <text:p text:style-name="Standard"/>
      <text:p text:style-name="Standard">Quelques informations liées au travail :</text:p>
      <text:p text:style-name="Standard"/>
      <text:p text:style-name="Standard">La page d’accueil affiche <text:s/>la liste de tous les messages publiés sur le réseau <text:s/>et dispose aussi de<text:s/>deux boutons « s’inscrire » et « se connecter »..</text:p>
      <text:p text:style-name="Standard">Un formulaire de recherche des <text:s/>utilisateurs est mis à disposition.</text:p>
      <text:p text:style-name="Standard">Dans le cas d’une recherche fructueuse la liste des utilisateurs correspondants à la recherche est affichée en dessous du formulaire .</text:p>
      <text:p text:style-name="Standard"/>
      <text:p text:style-name="Standard">Un clic sur un pseudo d’utilisateur (sur les mentions ou sur la liste des utilisateurs recherchés) affiche des détails sur l’utilisateur ainsi qu’une photo de profil de taille 256x256. <text:s/></text:p>
      <text:p text:style-name="Standard"/>
      <text:p text:style-name="Standard">Un clic sur le bouton « s’inscrire » permet d’afficher un formulaire<text:s/>d’inscription dont les champs à remplir par l’utilisateur sont : <text:s/>nom, pseudo, <text:s/>mot de passe et une photo de <text:s/>profil(s’il il le souhaite), l’envoi de ce formulaire enregistrera toutes ces coordonnées dans la base de donnée.</text:p>
      <text:p text:style-name="Standard">Le mot de passe est crypté avant d’être enregistré sur la base de donnée avec « blowfish ».</text:p>
      <text:p text:style-name="Standard"/>
      <text:p text:style-name="Standard">Le bouton « se connecter » permet <text:s/>à l’utilisateur de se connecter afin de<text:s/>pouvoir envoyer des messages.</text:p>
      <text:p text:style-name="Standard"/>
      <text:p text:style-name="Standard">Quand l’utilisateur est connecté les boutons « s’inscrire » et « se connecter » ne s’affichent plus.</text:p>
      <text:p text:style-name="Standard">Deux nouveaux boutons s’afficheront <text:s/>« modifier mon profil » <text:s/>et « se déconnecter ».</text:p>
      <text:p text:style-name="Standard">le bouton « modifier son profil » <text:s/>permet d’afficher un formulaire permettant à l’utilisateur de modifier les informations de son profil sauf son pseudo.</text:p>
      <text:p text:style-name="Standard">Et le bouton « se déconnecter » permet <text:s/>quant à lui à l’utilisateur de se déconnecter.</text:p>
      <text:p text:style-name="Standard"/>
      <text:p text:style-name="P2">Structuration du travail</text:p>
      <text:p text:style-name="Standard">- Projet2</text:p>
      <text:p text:style-name="Standard"><text:tab/>- lib</text:p>
      <text:p text:style-name="Standard"><text:tab/><text:tab/>- Identite.class.php</text:p>
      <text:p text:style-name="Standard"><text:tab/><text:tab/>-Messages.mentions.class.php</text:p>
      <text:p text:style-name="Standard"><text:tab/>- data</text:p>
      <text:p text:style-name="Standard"><text:tab/><text:tab/>- menu.js</text:p>
      <text:p text:style-name="Standard"><text:tab/><text:tab/>- menu.css</text:p>
      <text:p text:style-name="Standard"><text:tab/>- services</text:p>
      <text:p text:style-name="Standard"><text:tab/><text:tab/>-createUser.php</text:p>
      <text:p text:style-name="Standard"><text:tab/><text:tab/>-findUsers.php</text:p>
      <text:p text:style-name="Standard"><text:tab/><text:tab/>-findMessages.php</text:p>
      <text:p text:style-name="Standard"><text:tab/><text:tab/>-getAvatar.php</text:p>
      <text:p text:style-name="Standard"><text:tab/><text:tab/>-getMessage.php</text:p>
      <text:p text:style-name="Standard"><text:tab/><text:tab/>-getUser.php</text:p>
      <text:p text:style-name="Standard"><text:tab/><text:tab/>-login.php</text:p>
      <text:p text:style-name="Standard"><text:tab/><text:tab/>-logout.php</text:p>
      <text:p text:style-name="Standard"><text:tab/><text:tab/>-postMessage.php</text:p>
      <text:p text:style-name="Standard"><text:tab/><text:tab/><text:span text:style-name="T3">-setProfil.ph</text:span><text:span text:style-name="T4">p</text:span></text:p>
      <text:p text:style-name="P5"><text:tab/><text:tab/>-uploadAvatar.php</text:p>
      <text:p text:style-name="P6"><text:tab/>-messageDisplay.js</text:p>
      <text:p text:style-name="Standard"><text:span text:style-name="T7"><text:tab/></text:span>-page_accueuil.php</text:p>
      <text:p text:style-name="Standard"/>
      <text:p text:style-name="P8"><text:span text:style-name="T9">Description</text:span><text:span text:style-name="T10"><text:s/>des services réalisés</text:span></text:p>
      <text:p text:style-name="Standard">services/getUser.php :</text:p>
      <text:p text:style-name="Standard">Envoie les informations de profil (sauf l'image) .</text:p>
      <text:p text:style-name="Standard"/>
      <text:p text:style-name="Standard">services/getMessage.php :</text:p>
      <text:p text:style-name="Standard">Donne le descriptif complet d'un message.</text:p>
      <text:p text:style-name="Standard"/>
      <text:p text:style-name="Standard">services/getAvatar.php :</text:p>
      <text:p text:style-name="Standard">Envoie l'image de profil.</text:p>
      <text:p text:style-name="Standard">En cas de succès, ce service<text:s/>renvoie une image (et non un objet JSON). La réponse JSON standard n'est renvoyée qu'en cas d'échec.</text:p>
      <text:p text:style-name="Standard"/>
      <text:p text:style-name="Standard">services/findMessages.php :</text:p>
      <text:p text:style-name="Standard">Liste de messages correspondant aux critères passés en argument. Les critères sont cumulatifs. Un critère absent ou vide n'est<text:s/>pas appliqué.</text:p>
      <text:p text:style-name="Standard"/>
      <text:p text:style-name="Standard">services/findUsers.php :</text:p>
      <text:p text:style-name="Standard">Donne la Liste d'utilisateurs après une recherche.</text:p>
      <text:p text:style-name="Standard"/>
      <text:p text:style-name="Standard">services/postMessage.php :</text:p>
      <text:p text:style-name="Standard"><text:s/>Service accessible en mode POST uniquement .Il permet l’envoi d'un message.</text:p>
      <text:p text:style-name="Standard"/>
      <text:p text:style-name="Standard"/>
      <text:p text:style-name="Standard">services/createUser.php :</text:p>
      <text:p text:style-name="Standard">Service accessible en mode POST<text:s/>uniquement. Il permet la création d'un nouveau utilisateur.</text:p>
      <text:p text:style-name="Standard"/>
      <text:p text:style-name="Standard">services/setProfile.php :</text:p>
      <text:p text:style-name="Standard">Service accessible en mode POST uniquement qui permet la mise à jour du profil.</text:p>
      <text:p text:style-name="Standard"/>
      <text:p text:style-name="Standard">services/uploadAvatar.php :</text:p>
      <text:p text:style-name="Standard">Service accessible en mode POST uniquement . Il<text:s/>permet l’enregistrement ou <text:s/>la mise à jour de l'image de profil .Ce service ne fonctionne que si une session est ouverte pour un utilisateur authentifié.</text:p>
      <text:p text:style-name="Standard"/>
      <text:p text:style-name="P11">Les urls du projet sont</text:p>
      <text:p text:style-name="Standard">Pour accéder à la page d’accueil :</text:p>
      <text:p text:style-name="Standard"><text:a xlink:href="http://webtp.fil.univ-lille1.fr/~katchalamele/Projet2/page_accueuil.php" office:target-frame-name="_top" xlink:show="replace">http://webtp.fil.univ-lille1.fr/~katchalamele/Projet</text:a><text:a xlink:href="http://webtp.fil.univ-lille1.fr/~katchalamele/Projet2/page_accueuil.php" office:target-frame-name="_top" xlink:show="replace">2</text:a><text:a xlink:href="http://webtp.fil.univ-lille1.fr/~katchalamele/Projet2/page_accueuil.php" office:target-frame-name="_top" xlink:show="replace">/page_accueuil.php</text:a></text:p>
      <text:p text:style-name="Standard"/>
      <text:p text:style-name="Standard">La page précisant l'origine des ressources utilisées est accessible via l'url :</text:p>
      <text:p text:style-name="Standard"><text:a xlink:href="http://webtp.fil.univ-lille1.fr/~katchalamele/Projet1/credits.html" office:target-frame-name="_top" xlink:show="replace">http://webtp.fil.univ-lille1.fr/~katchalamele/Projet</text:a><text:a xlink:href="http://webtp.fil.univ-lille1.fr/~katchalamele/Projet1/credits.html" office:target-frame-name="_top" xlink:show="replace">2</text:a><text:a xlink:href="http://webtp.fil.univ-lille1.fr/~katchalamele/Projet1/credits.html" office:target-frame-name="_top" xlink:show="replace">/credits.html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uaichouche salah</dc:creator>
    <meta:creation-date>2017-05-08T18:43:00Z</meta:creation-date>
    <dc:date>2020-04-11T14:03:00Z</dc:date>
    <meta:template xlink:href="Normal.dotm" xlink:type="simple"/>
    <meta:editing-cycles>4</meta:editing-cycles>
    <meta:editing-duration>PT960S</meta:editing-duration>
    <meta:document-statistic meta:page-count="2" meta:paragraph-count="7" meta:word-count="601" meta:character-count="3900" meta:row-count="27" meta:non-whitespace-character-count="3306"/>
  </office:meta>
</office:document-meta>
</file>